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0f5a"/>
    </style:style>
    <style:style style:name="P2" style:family="paragraph" style:parent-style-name="Standard">
      <style:text-properties officeooo:rsid="001d0f5a" officeooo:paragraph-rsid="001d0f5a"/>
    </style:style>
    <style:style style:name="P3" style:family="paragraph" style:parent-style-name="Standard">
      <style:text-properties officeooo:rsid="001d0f5a" officeooo:paragraph-rsid="001d4357"/>
    </style:style>
    <style:style style:name="P4" style:family="paragraph" style:parent-style-name="Standard">
      <style:text-properties fo:font-style="italic" officeooo:rsid="001d0f5a" officeooo:paragraph-rsid="001d0f5a" style:font-style-asian="italic" style:font-style-complex="italic"/>
    </style:style>
    <style:style style:name="P5" style:family="paragraph" style:parent-style-name="Standard">
      <style:text-properties officeooo:rsid="001e18b6" officeooo:paragraph-rsid="001e18b6"/>
    </style:style>
    <style:style style:name="P6" style:family="paragraph" style:parent-style-name="Standard">
      <style:text-properties officeooo:rsid="001fa275" officeooo:paragraph-rsid="001fa275"/>
    </style:style>
    <style:style style:name="T1" style:family="text">
      <style:text-properties officeooo:rsid="001d4357"/>
    </style:style>
    <style:style style:name="T2" style:family="text">
      <style:text-properties officeooo:rsid="001e18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Titel en namen auteurs</text:p>
      <text:p text:style-name="P1"/>
      <text:p text:style-name="P1">2. Inleiding: Wat is het onderzoeksgebied? (brede context) en waarom is dit een belangrijk onderwerp? (relevantie)</text:p>
      <text:p text:style-name="P4">AI in games. De games zijn een surrogaat model van de echte wereld waarin je de AI kan testen, AI in games heeft voor veel vooruitgang gezorgt en <text:s/>doordat mensen de games spelen is er bijna oneindig veel feedback mogelijk.</text:p>
      <text:p text:style-name="P1"/>
      <text:p text:style-name="P1">3. Eerdere bevindingen: Wat is er al bekend over het onderwerp? (actueel onderzoek, bestaande producten)</text:p>
      <text:p text:style-name="P2">Deep blue, Hexy, Logitello, Watson, AI in games voor verschillende taken (gedrag van entities en game development). <text:span text:style-name="T2">Er wordt nog onderzoek gedaan over de samenwerking van meerdere Ais.</text:span></text:p>
      <text:p text:style-name="P1"/>
      <text:p text:style-name="P1">4. Definiëring van de grootste uitdagingen (hard-problems) van het onderzoeksgebied (minimaal 2)</text:p>
      <text:p text:style-name="P5">Complex decision spaces, Knowledge engineering, Authoring support, Unanticipated situations, Rhetirucak objectives, user-specific adaptation.</text:p>
      <text:p text:style-name="P1"/>
      <text:p text:style-name="P1">5. Formulering van een eigen onderzoeksvraag.</text:p>
      <text:p text:style-name="P6">Hoe kunnen verschillende Ais met elkaar samenwerken om een doel te bereiken? </text:p>
      <text:p text:style-name="P3"><text:span text:style-name="T1"><text:s/></text:span></text:p>
      <text:p text:style-name="P1">6. Korte beschrijving van een onderzoeksaanpak voor de geformuleerde onderzoeksvraag.</text:p>
      <text:p text:style-name="P6">Meerdere AIs een team spel laten spelen waarin zij effect op elkaar hebben. </text:p>
      <text:p text:style-name="P1"/>
      <text:p text:style-name="P1">7. Literatuurlij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1:26:44.441723048</meta:creation-date>
    <dc:date>2017-10-10T12:11:36.673950620</dc:date>
    <meta:editing-duration>PT3M41S</meta:editing-duration>
    <meta:editing-cycles>1</meta:editing-cycles>
    <meta:document-statistic meta:table-count="0" meta:image-count="0" meta:object-count="0" meta:page-count="1" meta:paragraph-count="13" meta:word-count="172" meta:character-count="1188" meta:non-whitespace-character-count="1024"/>
    <meta:generator>LibreOffice/5.1.6.2$Linux_X86_64 LibreOffice_project/10m0$Build-2</meta:generator>
  </office:meta>
</office:document-meta>
</file>